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51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5.808cm"/>
    </style:style>
    <style:style style:name="co5" style:family="table-column">
      <style:table-column-properties fo:break-before="auto" style:column-width="6.181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ta DWEC – 1</text:p>
          </table:table-cell>
          <table:table-cell table:style-name="ce1" office:value-type="string" calcext:value-type="string">
            <text:p>Justificación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Rufino Serrano Cañ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recta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ian Sáez Morolló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rec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lyn Navar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rec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ian Cristian Beld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rec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Córdoba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alta que el lenguaje funcione b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us Mag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 Sanchez Rojo Escob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mo que rufi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 Naval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rec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ra Blazque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mo que samu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gio Caballero Sae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uel Riv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rec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on Ortega Par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ta aleato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Migu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ta que el lenguaje funcione b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o Olmedo Orti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ta conten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o Sam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alidad correc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en García</text:p>
          </table:table-cell>
          <table:table-cell table:number-columns-repeated="5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6:39:37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21:07:08.836882839</meta:creation-date>
    <dc:date>2022-01-26T19:03:48.442000000</dc:date>
    <meta:editing-duration>PT19M20S</meta:editing-duration>
    <meta:editing-cycles>4</meta:editing-cycles>
    <meta:generator>LibreOffice/7.0.1.2$Windows_X86_64 LibreOffice_project/7cbcfc562f6eb6708b5ff7d7397325de9e764452</meta:generator>
    <meta:document-statistic meta:table-count="1" meta:cell-count="47" meta:object-count="0"/>
  </office:meta>
</office:document-meta>
</file>